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0.794cm" style:rel-column-width="450*"/>
    </style:style>
    <style:style style:name="Table1.B" style:family="table-column">
      <style:table-column-properties style:column-width="11.906cm" style:rel-column-width="6750*"/>
    </style:style>
    <style:style style:name="Table1.C" style:family="table-column">
      <style:table-column-properties style:column-width="2.3cm" style:rel-column-width="130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indent="0.953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text-indent="0.953cm" style:auto-text-indent="false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4" style:family="paragraph" style:parent-style-name="Standard">
      <style:paragraph-properties fo:margin-left="0cm" fo:margin-right="0cm" fo:text-align="center" style:justify-single-word="false" fo:text-indent="0.953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73a5" style:font-weight-asian="bold"/>
    </style:style>
    <style:style style:name="P19" style:family="paragraph" style:parent-style-name="Standard">
      <style:paragraph-properties fo:text-align="justify" style:justify-single-word="false"/>
      <style:text-properties officeooo:rsid="000673a5" officeooo:paragraph-rsid="000673a5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officeooo:paragraph-rsid="0005fc3a"/>
    </style:style>
    <style:style style:name="P23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officeooo:rsid="00070d2c" officeooo:paragraph-rsid="00070d2c"/>
    </style:style>
    <style:style style:name="P24" style:family="paragraph" style:parent-style-name="Standard">
      <style:paragraph-properties fo:margin-left="0cm" fo:margin-right="0cm" fo:text-align="center" style:justify-single-word="false" fo:text-indent="0.953cm" style:auto-text-indent="false" fo:break-before="page"/>
      <style:text-properties officeooo:rsid="00070d2c" officeooo:paragraph-rsid="00070d2c"/>
    </style:style>
    <style:style style:name="P25" style:family="paragraph" style:parent-style-name="Table_20_Contents">
      <style:paragraph-properties fo:text-align="justify" style:justify-single-word="false"/>
      <style:text-properties officeooo:rsid="0003bff3" officeooo:paragraph-rsid="0003bff3"/>
    </style:style>
    <style:style style:name="P26" style:family="paragraph" style:parent-style-name="Table_20_Contents">
      <style:paragraph-properties fo:text-align="justify" style:justify-single-word="false"/>
      <style:text-properties fo:font-size="10pt" officeooo:rsid="0003bff3" officeooo:paragraph-rsid="0003bff3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size="10pt" officeooo:rsid="0004e92b" officeooo:paragraph-rsid="0004e92b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officeooo:rsid="0004e92b" officeooo:paragraph-rsid="0004e92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0254" style:font-weight-asian="bold"/>
    </style:style>
    <style:style style:name="T3" style:family="text">
      <style:text-properties officeooo:rsid="00020254"/>
    </style:style>
    <style:style style:name="T4" style:family="text">
      <style:text-properties officeooo:rsid="0002142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1421" style:font-weight-asian="normal" style:font-weight-complex="normal"/>
    </style:style>
    <style:style style:name="T7" style:family="text">
      <style:text-properties officeooo:rsid="0004e92b"/>
    </style:style>
    <style:style style:name="T8" style:family="text">
      <style:text-properties officeooo:rsid="0005fc3a"/>
    </style:style>
    <style:style style:name="T9" style:family="text">
      <style:text-properties officeooo:rsid="000673a5"/>
    </style:style>
    <style:style style:name="T10" style:family="text">
      <style:text-properties officeooo:rsid="00085719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>PETICIÓN DE SUBVENCIÓN AL VICERRECTORADO DE ESTUDIANTES Y EXTENSIÓN UNIVERSITARIA</text:p>
      <text:p text:style-name="P2"/>
      <text:p text:style-name="P2"/>
      <text:p text:style-name="Standard"><text:span text:style-name="T1">Fecha: </text:span><text:span text:style-name="T2">22/04/2016</text:span></text:p>
      <text:p text:style-name="P17">Asociación: <text:span text:style-name="T3">Club de Robótica y Mecatrónica</text:span></text:p>
      <text:p text:style-name="P8">Nº de Registro: <text:span text:style-name="T4">50</text:span></text:p>
      <text:p text:style-name="P8"/>
      <text:p text:style-name="P11"/>
      <text:p text:style-name="P11">DATOS PERSONALES DEL PRINCIPAL CONTACTO:</text:p>
      <text:p text:style-name="P5"/>
      <text:p text:style-name="Standard">Nombre y apellidos: <text:span text:style-name="T3">Carlos Garcia Saura</text:span></text:p>
      <text:p text:style-name="Standard">NIF: <text:span text:style-name="T3">53840595X</text:span></text:p>
      <text:p text:style-name="Standard">Teléfono: <text:span text:style-name="T10">91 497 7549</text:span></text:p>
      <text:p text:style-name="Standard">Facultad: <text:span text:style-name="T3">Ingeniería Informática</text:span></text:p>
      <text:p text:style-name="Standard">Correo electrónico: <text:span text:style-name="T3">carlos.garciasaura@uam.es</text:span></text:p>
      <text:p text:style-name="P7"/>
      <text:p text:style-name="Standard"/>
      <text:p text:style-name="Standard"/>
      <text:p text:style-name="P13">La presente Asociación de Estudiantes de la Universidad Autónoma de Madrid registrada oficialmente con número <text:span text:style-name="T4">50</text:span> y con sus estatutos acordes a la normativa vigente, a fecha de hoy desea beneficiarse de la concesión de subvenciones para el desarrollo de actividades de ámbito formativo, educativo, profesional y de interés social. Por ello, presenta esta solicitud dirigida al Vicerrectorado de Estudiantes y Extensión Universitaria de la UAM.</text:p>
      <text:p text:style-name="P13"/>
      <text:p text:style-name="P13"/>
      <text:p text:style-name="P12">DATOS DE LA ACTIVIDAD:</text:p>
      <text:p text:style-name="P12"/>
      <text:p text:style-name="P6"><text:span text:style-name="T1">Evento: </text:span><text:span text:style-name="T4">Participación en la competición “Robolid 2016”</text:span></text:p>
      <text:p text:style-name="P4">Fecha:<text:span text:style-name="T5"> </text:span><text:span text:style-name="T6">8 de Abril de 2016</text:span></text:p>
      <text:p text:style-name="P4">Lugar:<text:span text:style-name="T5"> </text:span><text:span text:style-name="T6">Valladolid</text:span></text:p>
      <text:p text:style-name="P6"><text:span text:style-name="T1">Subvención solicitada: </text:span>xxx €</text:p>
      <text:p text:style-name="P4"/>
      <text:p text:style-name="P4"/>
      <text:p text:style-name="P4"/>
      <text:p text:style-name="P12">RESUMEN DE LA ACTIVIDAD:</text:p>
      <text:p text:style-name="P12"/>
      <text:p text:style-name="P13">La actividad por la que solicitamos la subvención consiste en <text:span text:style-name="T9">la participación por parte del Club de Robótica en la competición “Robolid 2016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2">DESGLOSE DE GASTO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6">Compra de <text:span text:style-name="T7">los </text:span>motores con encoder y cargador</text:p>
          </table:table-cell>
          <table:table-cell table:style-name="Table1.C1" office:value-type="string">
            <text:p text:style-name="P25">76.42€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6">Compra de <text:span text:style-name="T7">las </text:span>ruedas y neumáticos de espuma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6">Inscripción de los robots Vector-9000 y MiniVector <text:span text:style-name="T7">en competición Robolid</text:span></text:p>
          </table:table-cell>
          <table:table-cell table:style-name="Table1.C2" office:value-type="string">
            <text:p text:style-name="P25">30.<text:span text:style-name="T7">00</text:span>€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7">Gastos de peaje AP-6, recorridos de ida y vuelta</text:p>
          </table:table-cell>
          <table:table-cell table:style-name="Table1.C2" office:value-type="string">
            <text:p text:style-name="P28">24.60€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7">Gastos de combustible</text:p>
          </table:table-cell>
          <table:table-cell table:style-name="Table1.C2" office:value-type="string">
            <text:p text:style-name="P28">25.00€</text:p>
          </table:table-cell>
        </table:table-row>
      </table:table>
      <text:p text:style-name="P6"/>
      <text:p text:style-name="P10">La subvención solicitada asciende a un total de xxx €</text:p>
      <text:p text:style-name="P4"/>
      <text:p text:style-name="P12"/>
      <text:p text:style-name="P12"/>
      <text:p text:style-name="P12">OBSERVACIONES:</text:p>
      <text:p text:style-name="P18"/>
      <text:p text:style-name="P19">Se adjunta la memoria de la actividad, así como la fotocopia de los comprobantes de gast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La Asociación serán l<text:span text:style-name="T8">a</text:span> responsable de la organización del evento aceptando el compromiso de la justificación de los gastos, su adecuada utilización y de la presentación de una memoria sobre el evento.</text:p>
      <text:p text:style-name="P9"/>
      <text:p text:style-name="P9"/>
      <text:p text:style-name="P14">En <text:span text:style-name="T8">Cantoblanco</text:span>, a <text:span text:style-name="T8">22</text:span> de <text:span text:style-name="T8">Abril</text:span> de 20<text:span text:style-name="T8">16</text:span></text:p>
      <text:p text:style-name="Standard"/>
      <text:p text:style-name="P22"/>
      <text:p text:style-name="P22"/>
      <text:p text:style-name="P22"/>
      <text:p text:style-name="P22">Fdo: <text:span text:style-name="T8">Carlos Garcia Saura</text:span></text:p>
      <text:p text:style-name="P24">Memoria de la actividad</text:p>
      <text:p text:style-name="P23"/>
      <text:p text:style-name="P23">Participación en la competición “Robolid 2016”</text:p>
      <text:p text:style-name="P23"/>
      <text:p text:style-name="P23">Asociación Club de Robótica y Mecatrónica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fo:language="es" fo:country="ES" style:font-name-asian="SimSun" style:font-family-asian="SimSun, 宋体" style:font-pitch-asian="variable" style:font-size-asian="10pt" style:language-asian="zh" style:country-asian="CN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7.787cm" svg:y="0.002cm" svg:width="0.212cm" svg:height="0.485cm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TICIÓN DE SUBVENCIÓN AL VICERRECTORADO DE ESTUDIANTES Y EXTENSIÓN UNIVERSITARIA</dc:title>
    <meta:initial-creator>Berta Chacón López, Becaria</meta:initial-creator>
    <meta:creation-date>2007-11-16T11:15:00</meta:creation-date>
    <dc:creator>Carlos Saura</dc:creator>
    <dc:date>2016-04-22T12:04:33.851158186</dc:date>
    <meta:editing-cycles>11</meta:editing-cycles>
    <meta:editing-duration>PT1H46M8S</meta:editing-duration>
    <meta:generator>LibreOffice/5.0.5.2$Linux_X86_64 LibreOffice_project/00m0$Build-2</meta:generator>
    <meta:document-statistic meta:table-count="1" meta:image-count="0" meta:object-count="0" meta:page-count="3" meta:paragraph-count="43" meta:word-count="299" meta:character-count="1909" meta:non-whitespace-character-count="1653"/>
    <meta:user-defined meta:name="_AdHocReviewCycleID" meta:value-type="float">1420277673</meta:user-defined>
    <meta:user-defined meta:name="_AuthorEmail">pedro.nicolas@uam.es</meta:user-defined>
    <meta:user-defined meta:name="_AuthorEmailDisplayName">Pedro Nicolás </meta:user-defined>
    <meta:user-defined meta:name="_EmailSubject">Modificaciones en página de asociaciones de estudiantes</meta:user-defined>
    <meta:user-defined meta:name="_PreviousAdHocReviewCycleID" meta:value-type="float">369437718</meta:user-defined>
  </office:meta>
</office:document-meta>
</file>